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74b2" officeooo:paragraph-rsid="001374b2"/>
    </style:style>
    <style:style style:name="P2" style:family="paragraph" style:parent-style-name="Standard">
      <style:text-properties officeooo:rsid="00142a3a" officeooo:paragraph-rsid="00142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:inputType=”textEmailAddress”</text:p>
      <text:p text:style-name="P1"/>
      <text:p text:style-name="P1">android:inputType=”textPassword”</text:p>
      <text:p text:style-name="P1"/>
      <text:p text:style-name="P2">&lt;Button&gt;</text:p>
      <text:p text:style-name="P2"/>
      <text:p text:style-name="P2">id</text:p>
      <text:p text:style-name="P2">&lt;TextView</text:p>
      <text:p text:style-name="P2"><text:tab/>android:text=”Already registered sign in here”</text:p>
      <text:p text:style-name="P2"><text:tab/>&gt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2:39:05.397655686</meta:creation-date>
    <meta:generator>LibreOffice/5.4.3.2$Linux_X86_64 LibreOffice_project/40$Build-2</meta:generator>
    <dc:date>2017-11-28T00:13:01.638966920</dc:date>
    <meta:editing-duration>PT1H23M56S</meta:editing-duration>
    <meta:editing-cycles>2</meta:editing-cycles>
    <meta:document-statistic meta:table-count="0" meta:image-count="0" meta:object-count="0" meta:page-count="1" meta:paragraph-count="7" meta:word-count="11" meta:character-count="136" meta:non-whitespace-character-count="130"/>
  </office:meta>
</office:document-meta>
</file>